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anklin Gothic Medium" svg:font-family="'Franklin Gothic Medium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20a0f3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33248c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36d2bd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2pt" fo:letter-spacing="normal" fo:language="es" fo:country="ES" fo:font-style="normal" fo:font-weight="normal" officeooo:rsid="005e4c3a" officeooo:paragraph-rsid="0036d2bd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3248c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65810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6d2bd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3248c" style:font-size-asian="12pt" style:font-size-complex="12pt" loext:padding="0cm" loext:border="none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6d2bd" style:font-size-asian="12pt" style:font-size-complex="12pt" loext:padding="0cm" loext:border="none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bold" officeooo:rsid="005e4c3a" officeooo:paragraph-rsid="0036d2bd" style:font-size-asian="12pt" style:font-weight-asian="bold" style:font-size-complex="12pt" style:font-weight-complex="bold" loext:padding="0cm" loext:border="none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11pt" style:font-size-complex="11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6d2bd" style:font-size-asian="11pt" style:font-size-complex="11pt"/>
    </style:style>
    <style:style style:name="P1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6pt" fo:letter-spacing="normal" fo:language="es" fo:country="ES" fo:font-style="normal" fo:font-weight="bold" officeooo:rsid="00377f53" officeooo:paragraph-rsid="00377f53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377f53" style:font-size-asian="11pt" style:font-size-complex="11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3823a8" style:font-size-asian="11pt" style:font-size-complex="11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382a88" style:font-size-asian="11pt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0pt" fo:letter-spacing="normal" fo:language="es" fo:country="ES" fo:font-style="normal" fo:font-weight="normal" officeooo:rsid="005e4c3a" officeooo:paragraph-rsid="0033248c" style:font-size-asian="8.75pt" style:font-size-complex="10pt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0pt" fo:letter-spacing="normal" fo:language="es" fo:country="ES" fo:font-style="normal" fo:font-weight="bold" officeooo:rsid="00377f53" officeooo:paragraph-rsid="00377f5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0pt" fo:letter-spacing="normal" fo:language="es" fo:country="ES" fo:font-style="normal" fo:font-weight="bold" officeooo:rsid="005e4c3a" officeooo:paragraph-rsid="0036d2bd" style:font-size-asian="8.75pt" style:font-weight-asian="bold" style:font-size-complex="10pt" style:font-weight-complex="bold" loext:padding="0cm" loext:border="none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0pt" fo:letter-spacing="normal" fo:language="es" fo:country="ES" fo:font-style="normal" fo:font-weight="normal" officeooo:rsid="005e4c3a" officeooo:paragraph-rsid="0033248c" style:font-size-asian="8.75pt" style:font-size-complex="10pt" loext:padding="0cm" loext:border="none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0pt" fo:letter-spacing="normal" fo:language="es" fo:country="ES" fo:font-style="normal" fo:font-weight="normal" officeooo:rsid="005e4c3a" officeooo:paragraph-rsid="00377f53" style:font-size-asian="8.75pt" style:font-size-complex="10pt" loext:padding="0cm" loext:border="none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0pt" fo:letter-spacing="normal" fo:language="es" fo:country="ES" fo:font-style="normal" fo:font-weight="normal" officeooo:rsid="005e4c3a" officeooo:paragraph-rsid="0036d2bd" style:font-size-asian="8.75pt" style:font-size-complex="10pt" loext:padding="0cm" loext:border="none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0pt" fo:letter-spacing="normal" fo:language="es" fo:country="ES" fo:font-style="normal" fo:font-weight="normal" officeooo:rsid="005e4c3a" officeooo:paragraph-rsid="0033248c" style:font-size-asian="8.75pt" style:font-weight-asian="normal" style:font-size-complex="10pt" style:font-weight-complex="normal" loext:padding="0cm" loext:border="none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77f53" style:font-size-asian="12pt" style:font-size-complex="12pt" loext:padding="0cm" loext:border="none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82a88" style:font-size-asian="12pt" style:font-size-complex="12pt" loext:padding="0cm" loext:border="none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77f53" style:font-size-asian="12pt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823a8" style:font-size-asian="12pt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82a88" style:font-size-asian="12pt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bold" officeooo:rsid="005e4c3a" officeooo:paragraph-rsid="0036d2bd" style:font-size-asian="12pt" style:font-weight-asian="bold" style:font-size-complex="12pt" style:font-weight-complex="bold" loext:padding="0cm" loext:border="none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bold" officeooo:rsid="005e4c3a" officeooo:paragraph-rsid="003823a8" style:font-size-asian="12pt" style:font-weight-asian="bold" style:font-size-complex="12pt" style:font-weight-complex="bold" loext:padding="0cm" loext:border="none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bold" officeooo:rsid="005e4c3a" officeooo:paragraph-rsid="00382a88" style:font-size-asian="12pt" style:font-weight-asian="bold" style:font-size-complex="12pt" style:font-weight-complex="bold" loext:padding="0cm" loext:border="none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823a8" style:font-size-asian="11pt" style:font-size-complex="11pt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82a88" style:font-size-asian="11pt" style:font-size-complex="11pt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loext:padding="0cm" loext:border="none"/>
    </style:style>
    <style:style style:name="T3" style:family="text">
      <style:text-properties fo:color="#808080" loext:opacity="100%" officeooo:rsid="0036d2bd"/>
    </style:style>
    <style:style style:name="T4" style:family="text">
      <style:text-properties fo:color="#808080" loext:opacity="100%" fo:font-weight="bold" officeooo:rsid="0036d2bd" loext:padding="0cm" loext:border="none"/>
    </style:style>
    <style:style style:name="T5" style:family="text">
      <style:text-properties fo:color="#808080" loext:opacity="100%" officeooo:rsid="0036d2bd" style:font-weight-asian="normal" style:font-weight-complex="normal" loext:padding="0cm" loext:border="none"/>
    </style:style>
    <style:style style:name="T6" style:family="text">
      <style:text-properties fo:color="#ff0000" loext:opacity="100%" officeooo:rsid="0036d2bd"/>
    </style:style>
    <style:style style:name="T7" style:family="text">
      <style:text-properties fo:color="#ff0000" loext:opacity="100%" officeooo:rsid="0036d2bd" loext:padding="0cm" loext:border="none"/>
    </style:style>
    <style:style style:name="T8" style:family="text">
      <style:text-properties fo:color="#ff0000" loext:opacity="100%" officeooo:rsid="003823a8"/>
    </style:style>
    <style:style style:name="T9" style:family="text">
      <style:text-properties fo:color="#ff0000" loext:opacity="100%" officeooo:rsid="003823a8" loext:padding="0cm" loext:border="none"/>
    </style:style>
    <style:style style:name="T10" style:family="text">
      <style:text-properties fo:color="#ff0000" loext:opacity="100%" fo:font-weight="bold" officeooo:rsid="0036d2bd"/>
    </style:style>
    <style:style style:name="T11" style:family="text">
      <style:text-properties fo:color="#ff0000" loext:opacity="100%" officeooo:rsid="00382a88"/>
    </style:style>
    <style:style style:name="T12" style:family="text">
      <style:text-properties fo:color="#ff0000" loext:opacity="100%" officeooo:rsid="00382a88" loext:padding="0cm" loext:border="none"/>
    </style:style>
    <style:style style:name="T13" style:family="text">
      <style:text-properties loext:padding="0cm" loext:border="none"/>
    </style:style>
    <style:style style:name="T14" style:family="text">
      <style:text-properties fo:font-weight="bold" style:font-weight-asian="bold" style:font-weight-complex="bold" loext:padding="0cm" loext:border="none"/>
    </style:style>
    <style:style style:name="T15" style:family="text">
      <style:text-properties fo:font-weight="bold" officeooo:rsid="0036d2bd" style:font-weight-asian="bold" style:font-weight-complex="bold"/>
    </style:style>
    <style:style style:name="T16" style:family="text">
      <style:text-properties fo:font-weight="bold" officeooo:rsid="0036d2bd" style:font-weight-asian="bold" style:font-weight-complex="bold" loext:padding="0cm" loext:border="none"/>
    </style:style>
    <style:style style:name="T17" style:family="text">
      <style:text-properties fo:font-weight="bold" officeooo:rsid="0036d2bd"/>
    </style:style>
    <style:style style:name="T18" style:family="text">
      <style:text-properties fo:font-weight="bold" officeooo:rsid="0036d2bd" loext:padding="0cm" loext:border="none"/>
    </style:style>
    <style:style style:name="T19" style:family="text">
      <style:text-properties style:use-window-font-color="true" loext:opacity="0%" fo:font-size="11pt" style:font-size-asian="11pt" style:font-weight-asian="bold" style:font-size-complex="11pt" style:font-weight-complex="bold" loext:padding="0cm" loext:border="none"/>
    </style:style>
    <style:style style:name="T20" style:family="text">
      <style:text-properties style:use-window-font-color="true" loext:opacity="0%" fo:font-size="11pt" officeooo:rsid="00382a88" style:font-size-asian="11pt" style:font-weight-asian="bold" style:font-size-complex="11pt" style:font-weight-complex="bold" loext:padding="0cm" loext:border="none"/>
    </style:style>
    <style:style style:name="T21" style:family="text">
      <style:text-properties officeooo:rsid="0036d2bd"/>
    </style:style>
    <style:style style:name="T22" style:family="text">
      <style:text-properties officeooo:rsid="0036d2bd" loext:padding="0cm" loext:border="none"/>
    </style:style>
    <style:style style:name="T23" style:family="text">
      <style:text-properties fo:font-size="11pt" officeooo:rsid="0036d2bd" style:font-size-asian="11pt" style:font-weight-asian="bold" style:font-size-complex="11pt" style:font-weight-complex="bold" loext:padding="0cm" loext:border="none"/>
    </style:style>
    <style:style style:name="T24" style:family="text">
      <style:text-properties fo:font-size="11pt" officeooo:rsid="00382a88" style:font-size-asian="11pt" style:font-weight-asian="bold" style:font-size-complex="11pt" style:font-weight-complex="bold" loext:padding="0cm" loext:border="none"/>
    </style:style>
    <style:style style:name="T25" style:family="text">
      <style:text-properties officeooo:rsid="00377f53" loext:padding="0cm" loext:border="none"/>
    </style:style>
    <style:style style:name="T26" style:family="text">
      <style:text-properties officeooo:rsid="003823a8"/>
    </style:style>
    <style:style style:name="T27" style:family="text">
      <style:text-properties officeooo:rsid="00382a88"/>
    </style:style>
    <style:style style:name="T28" style:family="text">
      <style:text-properties officeooo:rsid="00382a88" loext:padding="0cm" loext:border="non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QUÉ AMABLES SON TUS MORADAS</text:p>
      <text:p text:style-name="P18">Salmo 84 (83)</text:p>
      <text:p text:style-name="P17"><text:span text:style-name="T22"/></text:p>
      <text:section text:style-name="Sect1" text:name="Sección1">
        <text:p text:style-name="P1"><text:span text:style-name="T13"><text:s text:c="8"/></text:span><text:span text:style-name="T25">Sol <text:s text:c="40"/>Sim <text:s text:c="10"/>Mim</text:span></text:p>
        <text:p text:style-name="P5"><text:span text:style-name="T2">S.</text:span><text:span text:style-name="T13"> <text:s text:c="3"/></text:span><text:span text:style-name="T22">¡Qué amables son tus moradas, Señor,</text:span></text:p>
        <text:p text:style-name="P3"><text:span text:style-name="T13"><text:s text:c="13"/></text:span><text:span text:style-name="T25">Sol <text:s text:c="14"/>Sim</text:span></text:p>
        <text:p text:style-name="P8"><text:s text:c="7"/>Señor de los ejércitos!</text:p>
        <text:p text:style-name="P3"><text:span text:style-name="T13"><text:s text:c="12"/></text:span><text:span text:style-name="T25">Do</text:span><text:span text:style-name="T22"> <text:s text:c="24"/></text:span><text:span text:style-name="T25">Sol</text:span></text:p>
        <text:p text:style-name="P24"><text:s text:c="7"/>Mi alma ansía y anhela</text:p>
        <text:p text:style-name="P14"><text:span text:style-name="T13"><text:s text:c="12"/></text:span><text:span text:style-name="T22"><text:s text:c="26"/></text:span><text:span text:style-name="T25">Re</text:span></text:p>
        <text:p text:style-name="P24"><text:s text:c="7"/>los atrios del Señor.</text:p>
        <text:p text:style-name="P20"/>
        <text:p text:style-name="P14"><text:span text:style-name="T13"><text:s text:c="8"/></text:span><text:span text:style-name="T25">Sol <text:s text:c="28"/>Sim <text:s text:c="14"/>Mim</text:span></text:p>
        <text:p text:style-name="P26"><text:span text:style-name="T13"><text:s text:c="7"/></text:span><text:span text:style-name="T22">Hasta el pájaro encuentra una casa,</text:span></text:p>
        <text:p text:style-name="P14"><text:span text:style-name="T13"><text:s text:c="8"/></text:span><text:span text:style-name="T25">Sol <text:s text:c="23"/>Sim</text:span></text:p>
        <text:p text:style-name="P24"><text:s text:c="7"/>la golondrina su nido;</text:p>
        <text:p text:style-name="P14"><text:span text:style-name="T13"><text:s text:c="9"/></text:span><text:span text:style-name="T25">Do</text:span><text:span text:style-name="T22"> <text:s text:c="35"/></text:span><text:span text:style-name="T25">Sol</text:span></text:p>
        <text:p text:style-name="P24"><text:s text:c="7"/>¡junto a tus altares, Señor,</text:p>
        <text:p text:style-name="P14"><text:span text:style-name="T13"><text:s text:c="12"/></text:span><text:span text:style-name="T22"><text:s text:c="24"/></text:span><text:span text:style-name="T25">Re</text:span></text:p>
        <text:p text:style-name="P24"><text:s text:c="7"/>rey mío y Dios mío!</text:p>
        <text:p text:style-name="P32"><text:s text:c="41"/><text:span text:style-name="T9">Sol</text:span></text:p>
        <text:p text:style-name="P27"><text:span text:style-name="T1">A.</text:span> <text:s text:c="3"/><text:span text:style-name="T15">¡REY MÍO Y DIOS MÍO!</text:span></text:p>
        <text:p text:style-name="P21"/>
        <text:p text:style-name="P11"><text:s text:c="13"/><text:span text:style-name="T9">Do <text:s text:c="53"/>Sol</text:span></text:p>
        <text:p text:style-name="P6"><text:span text:style-name="T2">A.</text:span><text:span text:style-name="T13"> <text:s text:c="3"/></text:span><text:span text:style-name="T16">DICHOSOS LOS QUE VIVEN EN TU CASA,</text:span></text:p>
        <text:p text:style-name="P12"><text:s text:c="56"/><text:span text:style-name="T8">Re</text:span></text:p>
        <text:p text:style-name="P10"><text:s text:c="7"/>SIEMPRE CANTAN TUS AMORES,</text:p>
        <text:p text:style-name="P2"><text:s text:c="54"/><text:span text:style-name="T26">Sol</text:span></text:p>
        <text:p text:style-name="P10"><text:s text:c="7"/>SIEMPRE CANTAN TUS AMORES.</text:p>
        <text:p text:style-name="P32"><text:s text:c="13"/><text:span text:style-name="T9">Do</text:span></text:p>
        <text:p text:style-name="P27"><text:span text:style-name="T14"><text:s text:c="7"/></text:span><text:span text:style-name="T16">DICHOSO EL QUE ENCUENTRA</text:span></text:p>
        <text:p text:style-name="P32"><text:s text:c="26"/><text:span text:style-name="T8">Sol</text:span></text:p>
        <text:p text:style-name="P30"><text:s text:c="7"/>EN TI LA FUERZA,</text:p>
        <text:p text:style-name="P15"><text:s text:c="49"/><text:span text:style-name="T26">Re</text:span></text:p>
        <text:p text:style-name="P30"><text:s text:c="7"/>Y EN SU CORAZÓN DECIDE</text:p>
        <text:p text:style-name="P12"><text:s text:c="27"/><text:span text:style-name="T8">Sol</text:span></text:p>
        <text:p text:style-name="P10"><text:s text:c="7"/>EL SANTO VIAJE.</text:p>
        <text:p text:style-name="P19"/>
        <text:p text:style-name="P32"><text:s text:c="8"/><text:span text:style-name="T11">Sol</text:span><text:span text:style-name="T9"> <text:s text:c="27"/></text:span><text:span text:style-name="T12">Sim</text:span><text:span text:style-name="T9"> <text:s text:c="15"/></text:span><text:span text:style-name="T12">Mim</text:span></text:p>
        <text:p text:style-name="P27"><text:span text:style-name="T3">A.</text:span><text:span text:style-name="T6"> <text:s text:c="3"/></text:span><text:span text:style-name="T17">PASANDO POR EL VALLE DEL LLANTO,</text:span></text:p>
        <text:p text:style-name="P4"><text:span text:style-name="T19"><text:s text:c="7"/></text:span><text:span text:style-name="T24">Sol</text:span><text:span text:style-name="T23"> <text:s text:c="41"/></text:span><text:span text:style-name="T24">Sim</text:span></text:p>
        <text:p text:style-name="P10"><text:s text:c="7"/>ÉL LO CAMBIA EN BENDICIÓN.</text:p>
        <text:p text:style-name="P33"><text:s text:c="9"/><text:span text:style-name="T11">Do</text:span> <text:s text:c="46"/><text:span text:style-name="T11">Sol</text:span></text:p>
        <text:p text:style-name="P31"><text:s text:c="7"/>CRECE EN EL CAMINO SU VIGOR,</text:p>
        <text:p text:style-name="P16"><text:s text:c="43"/><text:span text:style-name="T27">Re</text:span></text:p>
        <text:p text:style-name="P31"><text:s text:c="7"/>HASTA LLEGAR A SIÓN,</text:p>
        <text:p text:style-name="P33"><text:s text:c="43"/><text:span text:style-name="T11">S</text:span><text:span text:style-name="T9">o</text:span><text:span text:style-name="T12">l</text:span></text:p>
        <text:p text:style-name="P28"><text:span text:style-name="T14"><text:s text:c="7"/></text:span><text:span text:style-name="T16">HASTA LLEGAR A SIÓN.</text:span></text:p>
        <text:p text:style-name="P23"/>
        <text:p text:style-name="P33"><text:span text:style-name="T22"><text:s text:c="13"/></text:span><text:span text:style-name="T9">Do <text:s text:c="30"/>Sol</text:span></text:p>
        <text:p text:style-name="P7"><text:span text:style-name="T2">S.</text:span><text:span text:style-name="T13"> <text:s text:c="3"/></text:span><text:span text:style-name="T22">Mejor es un día en tus atrios</text:span></text:p>
        <text:p text:style-name="P3"><text:span text:style-name="T13"><text:s text:c="38"/></text:span><text:span text:style-name="T28">Re</text:span></text:p>
        <text:p text:style-name="P9"><text:s text:c="7"/>que mil fuera de ellos,</text:p>
        <text:p text:style-name="P33"><text:s text:c="44"/><text:span text:style-name="T9">Sol</text:span></text:p>
        <text:p text:style-name="P28"><text:span text:style-name="T3">A.</text:span><text:span text:style-name="T21"> <text:s text:c="3"/></text:span><text:span text:style-name="T15">QUE MIL FUERA DE ELLOS,</text:span></text:p>
        <text:p text:style-name="P22"/>
        <text:p text:style-name="P33"><text:span text:style-name="T22"><text:s text:c="26"/></text:span><text:span text:style-name="T9">Do <text:s text:c="35"/>Sol</text:span></text:p>
        <text:p text:style-name="P28"><text:span text:style-name="T2">S.</text:span><text:span text:style-name="T13"> <text:s text:c="3"/></text:span><text:span text:style-name="T22">porque estar en el umbral de tu casa</text:span></text:p>
        <text:p text:style-name="P16"><text:span text:style-name="T13"><text:s text:c="35"/></text:span><text:span text:style-name="T28">Re</text:span></text:p>
        <text:p text:style-name="P25"><text:s text:c="7"/>es siempre mejor</text:p>
        <text:p text:style-name="P33"><text:s text:c="55"/><text:span text:style-name="T9">Sol</text:span></text:p>
        <text:p text:style-name="P28"><text:span text:style-name="T3">A.</text:span><text:span text:style-name="T6"> <text:s text:c="3"/></text:span><text:span text:style-name="T17">QUE HABITAR EN LOS PALACIOS.</text:span></text:p>
        <text:p text:style-name="P19"/>
        <text:p text:style-name="P33"><text:s text:c="8"/><text:span text:style-name="T11">Sol</text:span><text:span text:style-name="T9"> <text:s text:c="27"/></text:span><text:span text:style-name="T12">Sim</text:span><text:span text:style-name="T9"> <text:s text:c="15"/></text:span><text:span text:style-name="T12">Mim</text:span></text:p>
        <text:p text:style-name="P28"><text:span text:style-name="T3">A.</text:span><text:span text:style-name="T6"> <text:s text:c="3"/></text:span><text:span text:style-name="T17">PASANDO POR EL VALLE DEL LLANTO,…</text:span></text:p>
        <text:p text:style-name="P28"><text:span text:style-name="T17"/></text:p>
        <text:p text:style-name="P33"><text:s text:c="13"/><text:span text:style-name="T9">Do <text:s text:c="53"/>Sol</text:span></text:p>
        <text:p text:style-name="P28"><text:span text:style-name="T5">A.</text:span><text:span text:style-name="T18"> <text:s text:c="3"/></text:span><text:span text:style-name="T16">DICHOSOS LOS QUE VIVEN EN TU CASA,…</text:span></text:p>
        <text:p text:style-name="P33"><text:s text:c="31"/><text:span text:style-name="T8">Sol</text:span></text:p>
        <text:p text:style-name="P31"><text:span text:style-name="T21"><text:s text:c="7"/>...EL SANTO VIAJE.</text:span></text:p>
        <text:p text:style-name="P31"><text:span text:style-name="T16"/></text:p>
        <text:p text:style-name="P31"><text:span text:style-name="T16"/></text:p>
        <text:p text:style-name="P31"><text:span text:style-name="T16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anklin Gothic Medium" svg:font-family="'Franklin Gothic Medium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5:21:18.130753530</meta:creation-date>
    <dc:date>2023-12-28T09:36:09.545981733</dc:date>
    <meta:editing-duration>PT2H24M51S</meta:editing-duration>
    <meta:editing-cycles>20</meta:editing-cycles>
    <meta:generator>LibreOffice/7.5.6.2$Linux_X86_64 LibreOffice_project/50$Build-2</meta:generator>
    <meta:document-statistic meta:table-count="0" meta:image-count="0" meta:object-count="0" meta:page-count="1" meta:paragraph-count="62" meta:word-count="215" meta:character-count="2457" meta:non-whitespace-character-count="820"/>
  </office:meta>
</office:document-meta>
</file>